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6pt" style:text-underline-style="none" fo:font-weight="normal" officeooo:rsid="0510ea82" officeooo:paragraph-rsid="00ac9a42" style:font-size-asian="6pt" style:font-weight-asian="normal" style:font-size-complex="6pt" style:font-weight-complex="normal"/>
    </style:style>
    <style:style style:name="P2" style:family="paragraph" style:parent-style-name="Standard">
      <style:text-properties style:font-name="Comic Sans MS" fo:font-size="6pt" style:text-underline-style="none" fo:font-weight="normal" officeooo:rsid="06315f6f" officeooo:paragraph-rsid="00ac9a42" style:font-size-asian="6pt" style:font-weight-asian="normal" style:font-size-complex="6pt" style:font-weight-complex="normal"/>
    </style:style>
    <style:style style:name="P3" style:family="paragraph" style:parent-style-name="Standard">
      <style:text-properties style:font-name="Comic Sans MS" fo:font-size="6pt" style:text-underline-style="none" fo:font-weight="normal" officeooo:rsid="06f23a2f" officeooo:paragraph-rsid="00ac9a42" style:font-size-asian="6pt" style:font-weight-asian="normal" style:font-size-complex="6pt" style:font-weight-complex="normal"/>
    </style:style>
    <style:style style:name="P4" style:family="paragraph" style:parent-style-name="Standard">
      <style:text-properties style:font-name="Comic Sans MS" fo:font-size="6pt" officeooo:rsid="02183d59" officeooo:paragraph-rsid="00ac9a42" style:font-size-asian="6pt" style:font-size-complex="6pt"/>
    </style:style>
    <style:style style:name="P5" style:family="paragraph" style:parent-style-name="Standard">
      <style:text-properties style:font-name="Comic Sans MS" fo:font-size="6pt" officeooo:paragraph-rsid="00ac9a42" style:font-size-asian="6pt" style:font-size-complex="6pt"/>
    </style:style>
    <style:style style:name="P6" style:family="paragraph" style:parent-style-name="Standard">
      <style:text-properties style:font-name="Comic Sans MS" fo:font-size="6pt" officeooo:rsid="01fd98e8" officeooo:paragraph-rsid="00ac9a42" style:font-size-asian="6pt" style:font-size-complex="6pt"/>
    </style:style>
    <style:style style:name="P7" style:family="paragraph" style:parent-style-name="Text_20_body">
      <style:paragraph-properties fo:margin-left="0in" fo:margin-top="0in" fo:margin-bottom="0in" style:contextual-spacing="false" fo:line-height="100%" fo:text-align="start" style:justify-single-word="false" fo:text-indent="0in" style:auto-text-indent="false"/>
      <style:text-properties style:font-name="Comic Sans MS" fo:font-size="6pt" style:text-underline-style="none" fo:font-weight="normal" officeooo:rsid="01ae45ca" officeooo:paragraph-rsid="00ac9a42" style:font-size-asian="6pt" style:font-weight-asian="normal" style:font-size-complex="6pt" style:font-weight-complex="normal"/>
    </style:style>
    <style:style style:name="P8" style:family="paragraph" style:parent-style-name="Text_20_body">
      <style:paragraph-properties fo:margin-left="0in" fo:margin-top="0in" fo:margin-bottom="0in" style:contextual-spacing="false" fo:line-height="100%" fo:text-align="start" style:justify-single-word="false" fo:text-indent="0in" style:auto-text-indent="false"/>
      <style:text-properties style:font-name="Comic Sans MS" fo:font-size="6pt" officeooo:paragraph-rsid="00ac9a42" style:font-size-asian="6pt" style:font-size-complex="6pt"/>
    </style:style>
    <style:style style:name="P9" style:family="paragraph" style:parent-style-name="Text_20_body">
      <style:paragraph-properties fo:margin-left="0in" fo:margin-top="0in" fo:margin-bottom="0in" style:contextual-spacing="false" fo:line-height="100%" fo:text-align="start" style:justify-single-word="false" fo:text-indent="0in" style:auto-text-indent="false"/>
      <style:text-properties style:font-name="Comic Sans MS" fo:font-size="6pt" style:text-underline-style="none" fo:font-weight="normal" officeooo:rsid="00b0de8a" officeooo:paragraph-rsid="00ac9a42" style:font-size-asian="6pt" style:font-weight-asian="normal" style:font-size-complex="6pt" style:font-weight-complex="normal"/>
    </style:style>
    <style:style style:name="P10" style:family="paragraph" style:parent-style-name="Text_20_body">
      <style:paragraph-properties fo:margin-left="0in" fo:margin-top="0in" fo:margin-bottom="0in" style:contextual-spacing="false" fo:line-height="100%" fo:text-align="start" style:justify-single-word="false" fo:text-indent="0in" style:auto-text-indent="false"/>
      <style:text-properties style:font-name="Comic Sans MS" fo:font-size="6pt" style:text-underline-style="none" fo:font-weight="normal" officeooo:rsid="00bafc07" officeooo:paragraph-rsid="00ac9a42" style:font-size-asian="6pt" style:font-weight-asian="normal" style:font-size-complex="6pt" style:font-weight-complex="normal"/>
    </style:style>
    <style:style style:name="P11" style:family="paragraph" style:parent-style-name="Text_20_body">
      <style:paragraph-properties fo:margin-left="0in" fo:margin-top="0in" fo:margin-bottom="0in" style:contextual-spacing="false" fo:line-height="100%" fo:text-align="start" style:justify-single-word="false" fo:text-indent="0in" style:auto-text-indent="false"/>
      <style:text-properties style:font-name="Comic Sans MS" fo:font-size="6pt" style:text-underline-style="none" fo:font-weight="normal" officeooo:rsid="00b567b9" officeooo:paragraph-rsid="00ac9a42" style:font-size-asian="6pt" style:font-weight-asian="normal" style:font-size-complex="6pt" style:font-weight-complex="normal"/>
    </style:style>
    <style:style style:name="P12" style:family="paragraph" style:parent-style-name="Standard">
      <style:text-properties style:font-name="Comic Sans MS" fo:font-size="6pt" officeooo:rsid="00d4d0d7" officeooo:paragraph-rsid="00ac9a42" style:font-size-asian="6pt" style:font-size-complex="6pt"/>
    </style:style>
    <style:style style:name="P13" style:family="paragraph" style:parent-style-name="Text_20_body">
      <style:paragraph-properties fo:margin-left="0in" fo:margin-top="0in" fo:margin-bottom="0in" style:contextual-spacing="false" fo:line-height="100%" fo:text-align="start" style:justify-single-word="false" fo:text-indent="0in" style:auto-text-indent="false"/>
      <style:text-properties style:font-name="Comic Sans MS" fo:font-size="6pt" style:text-underline-style="none" fo:font-weight="normal" officeooo:rsid="009f8f35" officeooo:paragraph-rsid="00ac9a42" style:font-size-asian="6pt" style:font-weight-asian="normal" style:font-size-complex="6pt" style:font-weight-complex="normal"/>
    </style:style>
    <style:style style:name="P14" style:family="paragraph" style:parent-style-name="Text_20_body">
      <style:paragraph-properties fo:margin-left="0in" fo:margin-top="0in" fo:margin-bottom="0in" style:contextual-spacing="false" fo:line-height="100%" fo:text-align="start" style:justify-single-word="false" fo:text-indent="0in" style:auto-text-indent="false"/>
      <style:text-properties style:font-name="Comic Sans MS" fo:font-size="6pt" style:text-underline-style="none" fo:font-weight="normal" officeooo:rsid="007da57b" officeooo:paragraph-rsid="00ac9a42" style:font-size-asian="6pt" style:font-weight-asian="normal" style:font-size-complex="6pt" style:font-weight-complex="normal"/>
    </style:style>
    <style:style style:name="P15" style:family="paragraph" style:parent-style-name="Text_20_body">
      <style:paragraph-properties fo:margin-left="0in" fo:margin-top="0in" fo:margin-bottom="0in" style:contextual-spacing="false" fo:line-height="100%" fo:text-align="start" style:justify-single-word="false" fo:text-indent="0in" style:auto-text-indent="false"/>
      <style:text-properties style:font-name="Comic Sans MS" fo:font-size="6pt" style:text-underline-style="none" fo:font-weight="normal" officeooo:rsid="0592ab20" officeooo:paragraph-rsid="00ac9a42" style:font-size-asian="6pt" style:font-weight-asian="normal" style:font-size-complex="6pt" style:font-weight-complex="normal"/>
    </style:style>
    <style:style style:name="P16" style:family="paragraph" style:parent-style-name="Text_20_body">
      <style:paragraph-properties fo:margin-left="0in" fo:margin-top="0in" fo:margin-bottom="0in" style:contextual-spacing="false" fo:line-height="100%" fo:text-align="start" style:justify-single-word="false" fo:text-indent="0in" style:auto-text-indent="false"/>
      <style:text-properties style:font-name="Comic Sans MS" fo:font-size="6pt" style:text-underline-style="none" fo:font-weight="normal" officeooo:rsid="05910545" officeooo:paragraph-rsid="00ac9a42" style:font-size-asian="6pt" style:font-weight-asian="normal" style:font-size-complex="6pt" style:font-weight-complex="normal"/>
    </style:style>
    <style:style style:name="P17" style:family="paragraph" style:parent-style-name="Text_20_body">
      <style:paragraph-properties fo:margin-left="0in" fo:margin-top="0in" fo:margin-bottom="0in" style:contextual-spacing="false" fo:line-height="100%" fo:text-align="start" style:justify-single-word="false" fo:text-indent="0in" style:auto-text-indent="false"/>
      <style:text-properties style:font-name="Comic Sans MS" fo:font-size="6pt" style:text-underline-style="none" fo:font-weight="normal" officeooo:rsid="02d136c5" officeooo:paragraph-rsid="00ac9a42" style:font-size-asian="6pt" style:font-weight-asian="normal" style:font-size-complex="6pt" style:font-weight-complex="normal"/>
    </style:style>
    <style:style style:name="P18" style:family="paragraph" style:parent-style-name="Text_20_body">
      <style:paragraph-properties fo:margin-left="0in" fo:margin-top="0in" fo:margin-bottom="0in" style:contextual-spacing="false" fo:line-height="100%" fo:text-align="start" style:justify-single-word="false" fo:text-indent="0in" style:auto-text-indent="false"/>
      <style:text-properties style:font-name="Comic Sans MS" fo:font-size="6pt" style:text-underline-style="none" fo:font-weight="normal" officeooo:rsid="05ae798b" officeooo:paragraph-rsid="00ac9a42" style:font-size-asian="6pt" style:font-weight-asian="normal" style:font-size-complex="6pt" style:font-weight-complex="normal"/>
    </style:style>
    <style:style style:name="P19" style:family="paragraph" style:parent-style-name="Standard">
      <style:text-properties style:font-name="Comic Sans MS" fo:font-size="6pt" officeooo:rsid="029f0579" officeooo:paragraph-rsid="00ac9a42" style:font-size-asian="6pt" style:font-size-complex="6pt"/>
    </style:style>
    <style:style style:name="P20" style:family="paragraph" style:parent-style-name="Standard">
      <style:text-properties style:font-name="Comic Sans MS" fo:font-size="6pt" officeooo:rsid="07cacd11" officeooo:paragraph-rsid="00ac9a42" style:font-size-asian="6pt" style:font-size-complex="6pt"/>
    </style:style>
    <style:style style:name="P21" style:family="paragraph" style:parent-style-name="Standard">
      <style:text-properties style:font-name="Comic Sans MS" fo:font-size="6pt" officeooo:rsid="07a215e0" officeooo:paragraph-rsid="00ac9a42" style:font-size-asian="6pt" style:font-size-complex="6pt"/>
    </style:style>
    <style:style style:name="P22" style:family="paragraph" style:parent-style-name="Standard">
      <style:text-properties style:font-name="Comic Sans MS" fo:font-size="6pt" officeooo:rsid="07a41554" officeooo:paragraph-rsid="00ac9a42" style:font-size-asian="6pt" style:font-size-complex="6pt"/>
    </style:style>
    <style:style style:name="P23" style:family="paragraph" style:parent-style-name="Standard">
      <style:text-properties style:font-name="Comic Sans MS" fo:font-size="6pt" officeooo:rsid="07a606e6" officeooo:paragraph-rsid="00ac9a42" style:font-size-asian="6pt" style:font-size-complex="6pt"/>
    </style:style>
    <style:style style:name="P24" style:family="paragraph" style:parent-style-name="Standard">
      <style:text-properties style:font-name="Comic Sans MS" fo:font-size="6pt" officeooo:rsid="07a6fd16" officeooo:paragraph-rsid="00ac9a42" style:font-size-asian="6pt" style:font-size-complex="6pt"/>
    </style:style>
    <style:style style:name="P25" style:family="paragraph" style:parent-style-name="Standard">
      <style:text-properties style:font-name="Comic Sans MS" fo:font-size="6pt" officeooo:rsid="07a73443" officeooo:paragraph-rsid="00ac9a42" style:font-size-asian="6pt" style:font-size-complex="6pt"/>
    </style:style>
    <style:style style:name="P26" style:family="paragraph" style:parent-style-name="Standard">
      <style:text-properties style:font-name="Comic Sans MS" fo:font-size="6pt" officeooo:rsid="07a908a3" officeooo:paragraph-rsid="00ac9a42" style:font-size-asian="6pt" style:font-size-complex="6pt"/>
    </style:style>
    <style:style style:name="P27" style:family="paragraph" style:parent-style-name="Standard">
      <style:text-properties style:font-name="Comic Sans MS" fo:font-size="6pt" officeooo:rsid="032ea3a9" officeooo:paragraph-rsid="00ac9a42" style:font-size-asian="6pt" style:font-size-complex="6pt"/>
    </style:style>
    <style:style style:name="P28" style:family="paragraph" style:parent-style-name="Standard">
      <style:text-properties style:font-name="Comic Sans MS" fo:font-size="6pt" officeooo:rsid="0513f02a" officeooo:paragraph-rsid="00ac9a42" style:font-size-asian="6pt" style:font-size-complex="6pt"/>
    </style:style>
    <style:style style:name="P29" style:family="paragraph" style:parent-style-name="Standard">
      <style:text-properties style:font-name="Comic Sans MS" fo:font-size="6pt" officeooo:rsid="036de79a" officeooo:paragraph-rsid="00ac9a42" style:font-size-asian="6pt" style:font-size-complex="6pt"/>
    </style:style>
    <style:style style:name="P30" style:family="paragraph" style:parent-style-name="Standard">
      <style:text-properties style:font-name="Comic Sans MS" fo:font-size="6pt" officeooo:rsid="036f2756" officeooo:paragraph-rsid="00ac9a42" style:font-size-asian="6pt" style:font-size-complex="6pt"/>
    </style:style>
    <style:style style:name="P31" style:family="paragraph" style:parent-style-name="Standard">
      <style:text-properties style:font-name="Comic Sans MS" fo:font-size="6pt" officeooo:rsid="06d02b7c" officeooo:paragraph-rsid="00ac9a42" style:font-size-asian="6pt" style:font-size-complex="6pt"/>
    </style:style>
    <style:style style:name="P32" style:family="paragraph" style:parent-style-name="Standard">
      <style:text-properties style:font-name="Comic Sans MS" fo:font-size="6pt" officeooo:rsid="055d4265" officeooo:paragraph-rsid="00ac9a42" style:font-size-asian="6pt" style:font-size-complex="6pt"/>
    </style:style>
    <style:style style:name="P33" style:family="paragraph" style:parent-style-name="Standard">
      <style:text-properties style:font-name="Comic Sans MS" fo:font-size="6pt" officeooo:rsid="056f057e" officeooo:paragraph-rsid="00ac9a42" style:font-size-asian="6pt" style:font-size-complex="6pt"/>
    </style:style>
    <style:style style:name="P34" style:family="paragraph" style:parent-style-name="Standard">
      <style:text-properties style:font-name="Comic Sans MS" fo:font-size="6pt" officeooo:rsid="05e3a0d5" officeooo:paragraph-rsid="00ac9a42" style:font-size-asian="6pt" style:font-size-complex="6pt"/>
    </style:style>
    <style:style style:name="P35" style:family="paragraph" style:parent-style-name="Standard">
      <style:text-properties style:font-name="Comic Sans MS" fo:font-size="6pt" officeooo:rsid="00b37703" officeooo:paragraph-rsid="00ac9a42" style:font-size-asian="6pt" style:font-size-complex="6pt"/>
    </style:style>
    <style:style style:name="P36" style:family="paragraph" style:parent-style-name="Standard">
      <style:text-properties style:font-name="Comic Sans MS" fo:font-size="6pt" officeooo:rsid="00b37703" officeooo:paragraph-rsid="00b37703" style:font-size-asian="6pt" style:font-size-complex="6pt"/>
    </style:style>
    <style:style style:name="T1" style:family="text">
      <style:text-properties officeooo:rsid="0672c878"/>
    </style:style>
    <style:style style:name="T2" style:family="text">
      <style:text-properties officeooo:rsid="06341d08"/>
    </style:style>
    <style:style style:name="T3" style:family="text">
      <style:text-properties officeooo:rsid="06377162"/>
    </style:style>
    <style:style style:name="T4" style:family="text">
      <style:text-properties officeooo:rsid="067d539b"/>
    </style:style>
    <style:style style:name="T5" style:family="text">
      <style:text-properties officeooo:rsid="06fd983d"/>
    </style:style>
    <style:style style:name="T6" style:family="text">
      <style:text-properties officeooo:rsid="06f7cfe0"/>
    </style:style>
    <style:style style:name="T7" style:family="text">
      <style:text-properties officeooo:rsid="070151f3"/>
    </style:style>
    <style:style style:name="T8" style:family="text">
      <style:text-properties officeooo:rsid="04d97c32"/>
    </style:style>
    <style:style style:name="T9" style:family="text">
      <style:text-properties officeooo:rsid="0212dd52"/>
    </style:style>
    <style:style style:name="T10" style:family="text">
      <style:text-properties officeooo:rsid="0332de92"/>
    </style:style>
    <style:style style:name="T11" style:family="text">
      <style:text-properties officeooo:rsid="0330e7a9"/>
    </style:style>
    <style:style style:name="T12" style:family="text">
      <style:text-properties officeooo:rsid="067da6a8"/>
    </style:style>
    <style:style style:name="T13" style:family="text">
      <style:text-properties officeooo:rsid="020bbdf7"/>
    </style:style>
    <style:style style:name="T14" style:family="text">
      <style:text-properties officeooo:rsid="0706f22b"/>
    </style:style>
    <style:style style:name="T15" style:family="text">
      <style:text-properties officeooo:rsid="07095283"/>
    </style:style>
    <style:style style:name="T16" style:family="text">
      <style:text-properties officeooo:rsid="026b0202"/>
    </style:style>
    <style:style style:name="T17" style:family="text">
      <style:text-properties officeooo:rsid="02e507ad"/>
    </style:style>
    <style:style style:name="T18" style:family="text">
      <style:text-properties officeooo:rsid="068355c2"/>
    </style:style>
    <style:style style:name="T19" style:family="text">
      <style:text-properties officeooo:rsid="01fcd2b1"/>
    </style:style>
    <style:style style:name="T20" style:family="text">
      <style:text-properties officeooo:rsid="0711c1c3"/>
    </style:style>
    <style:style style:name="T21" style:family="text">
      <style:text-properties officeooo:rsid="070fa95e"/>
    </style:style>
    <style:style style:name="T22" style:family="text">
      <style:text-properties officeooo:rsid="0711ccb7"/>
    </style:style>
    <style:style style:name="T23" style:family="text">
      <style:text-properties officeooo:rsid="070df3f7"/>
    </style:style>
    <style:style style:name="T24" style:family="text">
      <style:text-properties style:text-underline-style="none" fo:font-weight="normal" officeooo:rsid="00ad1b7d" style:font-weight-asian="normal" style:font-weight-complex="normal"/>
    </style:style>
    <style:style style:name="T25" style:family="text">
      <style:text-properties style:text-underline-style="none" fo:font-weight="normal" officeooo:rsid="04c00de5" style:font-weight-asian="normal" style:font-weight-complex="normal"/>
    </style:style>
    <style:style style:name="T26" style:family="text">
      <style:text-properties style:text-underline-style="none" fo:font-weight="normal" officeooo:rsid="010764b1" style:font-weight-asian="normal" style:font-weight-complex="normal"/>
    </style:style>
    <style:style style:name="T27" style:family="text">
      <style:text-properties style:text-underline-style="none" fo:font-weight="normal" officeooo:rsid="0170a021" style:font-weight-asian="normal" style:font-weight-complex="normal"/>
    </style:style>
    <style:style style:name="T28" style:family="text">
      <style:text-properties style:text-underline-style="none" fo:font-weight="normal" officeooo:rsid="016dd1ae" style:font-weight-asian="normal" style:font-weight-complex="normal"/>
    </style:style>
    <style:style style:name="T29" style:family="text">
      <style:text-properties style:text-underline-style="none" fo:font-weight="normal" officeooo:rsid="068611c0" style:font-weight-asian="normal" style:font-weight-complex="normal"/>
    </style:style>
    <style:style style:name="T30" style:family="text">
      <style:text-properties officeooo:rsid="010764b1"/>
    </style:style>
    <style:style style:name="T31" style:family="text">
      <style:text-properties officeooo:rsid="0170a021"/>
    </style:style>
    <style:style style:name="T32" style:family="text">
      <style:text-properties officeooo:rsid="068611c0"/>
    </style:style>
    <style:style style:name="T33" style:family="text">
      <style:text-properties officeooo:rsid="01c9f15f"/>
    </style:style>
    <style:style style:name="T34" style:family="text">
      <style:text-properties officeooo:rsid="00e21f9b"/>
    </style:style>
    <style:style style:name="T35" style:family="text">
      <style:text-properties officeooo:rsid="01cc821f"/>
    </style:style>
    <style:style style:name="T36" style:family="text">
      <style:text-properties officeooo:rsid="016dd1ae"/>
    </style:style>
    <style:style style:name="T37" style:family="text">
      <style:text-properties officeooo:rsid="0715db52"/>
    </style:style>
    <style:style style:name="T38" style:family="text">
      <style:text-properties officeooo:rsid="00ff17b0"/>
    </style:style>
    <style:style style:name="T39" style:family="text">
      <style:text-properties officeooo:rsid="00c0d08a"/>
    </style:style>
    <style:style style:name="T40" style:family="text">
      <style:text-properties officeooo:rsid="01723e13"/>
    </style:style>
    <style:style style:name="T41" style:family="text">
      <style:text-properties officeooo:rsid="0717faf3"/>
    </style:style>
    <style:style style:name="T42" style:family="text">
      <style:text-properties officeooo:rsid="00c38f28"/>
    </style:style>
    <style:style style:name="T43" style:family="text">
      <style:text-properties officeooo:rsid="017b768e"/>
    </style:style>
    <style:style style:name="T44" style:family="text">
      <style:text-properties style:text-underline-style="none" fo:font-weight="normal" officeooo:rsid="00b0de8a" style:font-weight-asian="normal" style:font-weight-complex="normal"/>
    </style:style>
    <style:style style:name="T45" style:family="text">
      <style:text-properties style:text-underline-style="none" fo:font-weight="normal" officeooo:rsid="0717faf3" style:font-weight-asian="normal" style:font-weight-complex="normal"/>
    </style:style>
    <style:style style:name="T46" style:family="text">
      <style:text-properties style:text-underline-style="none" fo:font-weight="normal" officeooo:rsid="04c2962a" style:font-weight-asian="normal" style:font-weight-complex="normal"/>
    </style:style>
    <style:style style:name="T47" style:family="text">
      <style:text-properties style:text-underline-style="none" fo:font-weight="normal" officeooo:rsid="00b57578" style:font-weight-asian="normal" style:font-weight-complex="normal"/>
    </style:style>
    <style:style style:name="T48" style:family="text">
      <style:text-properties style:text-underline-style="none" fo:font-weight="normal" officeooo:rsid="00fef7b7" style:font-weight-asian="normal" style:font-weight-complex="normal"/>
    </style:style>
    <style:style style:name="T49" style:family="text">
      <style:text-properties style:text-underline-style="none" fo:font-weight="normal" officeooo:rsid="01a460af" style:font-weight-asian="normal" style:font-weight-complex="normal"/>
    </style:style>
    <style:style style:name="T50" style:family="text">
      <style:text-properties style:text-underline-style="none" fo:font-weight="normal" officeooo:rsid="06880d0c" style:font-weight-asian="normal" style:font-weight-complex="normal"/>
    </style:style>
    <style:style style:name="T51" style:family="text">
      <style:text-properties officeooo:rsid="00da9abf"/>
    </style:style>
    <style:style style:name="T52" style:family="text">
      <style:text-properties officeooo:rsid="00d70bd2"/>
    </style:style>
    <style:style style:name="T53" style:family="text">
      <style:text-properties officeooo:rsid="01a233c1"/>
    </style:style>
    <style:style style:name="T54" style:family="text">
      <style:text-properties officeooo:rsid="06880d0c"/>
    </style:style>
    <style:style style:name="T55" style:family="text">
      <style:text-properties officeooo:rsid="071cb08f"/>
    </style:style>
    <style:style style:name="T56" style:family="text">
      <style:text-properties officeooo:rsid="071eb10d"/>
    </style:style>
    <style:style style:name="T57" style:family="text">
      <style:text-properties officeooo:rsid="0664394a"/>
    </style:style>
    <style:style style:name="T58" style:family="text">
      <style:text-properties officeooo:rsid="02be314c"/>
    </style:style>
    <style:style style:name="T59" style:family="text">
      <style:text-properties officeooo:rsid="02a842a7"/>
    </style:style>
    <style:style style:name="T60" style:family="text">
      <style:text-properties officeooo:rsid="06888ce8"/>
    </style:style>
    <style:style style:name="T61" style:family="text">
      <style:text-properties officeooo:rsid="02d136c5"/>
    </style:style>
    <style:style style:name="T62" style:family="text">
      <style:text-properties officeooo:rsid="04fedf43"/>
    </style:style>
    <style:style style:name="T63" style:family="text">
      <style:text-properties officeooo:rsid="05abc9e9"/>
    </style:style>
    <style:style style:name="T64" style:family="text">
      <style:text-properties officeooo:rsid="007da57b"/>
    </style:style>
    <style:style style:name="T65" style:family="text">
      <style:text-properties officeooo:rsid="0091d7e2"/>
    </style:style>
    <style:style style:name="T66" style:family="text">
      <style:text-properties officeooo:rsid="05b662fd"/>
    </style:style>
    <style:style style:name="T67" style:family="text">
      <style:text-properties officeooo:rsid="06888f6c"/>
    </style:style>
    <style:style style:name="T68" style:family="text">
      <style:text-properties officeooo:rsid="0592ab20"/>
    </style:style>
    <style:style style:name="T69" style:family="text">
      <style:text-properties officeooo:rsid="003b8ff8"/>
    </style:style>
    <style:style style:name="T70" style:family="text">
      <style:text-properties officeooo:rsid="068bafe2"/>
    </style:style>
    <style:style style:name="T71" style:family="text">
      <style:text-properties officeooo:rsid="0725a9e0"/>
    </style:style>
    <style:style style:name="T72" style:family="text">
      <style:text-properties officeooo:rsid="009408b8"/>
    </style:style>
    <style:style style:name="T73" style:family="text">
      <style:text-properties officeooo:rsid="02acfecb"/>
    </style:style>
    <style:style style:name="T74" style:family="text">
      <style:text-properties officeooo:rsid="007f7079"/>
    </style:style>
    <style:style style:name="T75" style:family="text">
      <style:text-properties officeooo:rsid="05b4660e"/>
    </style:style>
    <style:style style:name="T76" style:family="text">
      <style:text-properties officeooo:rsid="068cee0c"/>
    </style:style>
    <style:style style:name="T77" style:family="text">
      <style:text-properties officeooo:rsid="009655d0"/>
    </style:style>
    <style:style style:name="T78" style:family="text">
      <style:text-properties officeooo:rsid="068e3f31"/>
    </style:style>
    <style:style style:name="T79" style:family="text">
      <style:text-properties officeooo:rsid="072b56e1"/>
    </style:style>
    <style:style style:name="T80" style:family="text">
      <style:text-properties officeooo:rsid="00987bc8"/>
    </style:style>
    <style:style style:name="T81" style:family="text">
      <style:text-properties officeooo:rsid="069098bf"/>
    </style:style>
    <style:style style:name="T82" style:family="text">
      <style:text-properties officeooo:rsid="072f996a"/>
    </style:style>
    <style:style style:name="T83" style:family="text">
      <style:text-properties officeooo:rsid="009ed2e4"/>
    </style:style>
    <style:style style:name="T84" style:family="text">
      <style:text-properties officeooo:rsid="05b63279"/>
    </style:style>
    <style:style style:name="T85" style:family="text">
      <style:text-properties officeooo:rsid="0692ad02"/>
    </style:style>
    <style:style style:name="T86" style:family="text">
      <style:text-properties officeooo:rsid="0736017a"/>
    </style:style>
    <style:style style:name="T87" style:family="text">
      <style:text-properties officeooo:rsid="072785a2"/>
    </style:style>
    <style:style style:name="T88" style:family="text">
      <style:text-properties officeooo:rsid="0096a376"/>
    </style:style>
    <style:style style:name="T89" style:family="text">
      <style:text-properties officeooo:rsid="02ad2a29"/>
    </style:style>
    <style:style style:name="T90" style:family="text">
      <style:text-properties officeooo:rsid="068fcec0"/>
    </style:style>
    <style:style style:name="T91" style:family="text">
      <style:text-properties officeooo:rsid="05ae798b"/>
    </style:style>
    <style:style style:name="T92" style:family="text">
      <style:text-properties officeooo:rsid="009c4fbd"/>
    </style:style>
    <style:style style:name="T93" style:family="text">
      <style:text-properties officeooo:rsid="0690fed2"/>
    </style:style>
    <style:style style:name="T94" style:family="text">
      <style:text-properties officeooo:rsid="07324c93"/>
    </style:style>
    <style:style style:name="T95" style:family="text">
      <style:text-properties officeooo:rsid="00931678"/>
    </style:style>
    <style:style style:name="T96" style:family="text">
      <style:text-properties officeooo:rsid="07270bcd"/>
    </style:style>
    <style:style style:name="T97" style:family="text">
      <style:text-properties style:text-underline-style="none" fo:font-weight="normal" officeooo:rsid="05ae798b" style:font-weight-asian="normal" style:font-weight-complex="normal"/>
    </style:style>
    <style:style style:name="T98" style:family="text">
      <style:text-properties style:text-underline-style="none" fo:font-weight="normal" officeooo:rsid="02a842a7" style:font-weight-asian="normal" style:font-weight-complex="normal"/>
    </style:style>
    <style:style style:name="T99" style:family="text">
      <style:text-properties style:text-underline-style="none" fo:font-weight="normal" officeooo:rsid="007da57b" style:font-weight-asian="normal" style:font-weight-complex="normal"/>
    </style:style>
    <style:style style:name="T100" style:family="text">
      <style:text-properties style:text-underline-style="none" fo:font-weight="normal" officeooo:rsid="009d050d" style:font-weight-asian="normal" style:font-weight-complex="normal"/>
    </style:style>
    <style:style style:name="T101" style:family="text">
      <style:text-properties style:text-underline-style="none" fo:font-weight="normal" officeooo:rsid="02acfecb" style:font-weight-asian="normal" style:font-weight-complex="normal"/>
    </style:style>
    <style:style style:name="T102" style:family="text">
      <style:text-properties style:text-underline-style="none" fo:font-weight="normal" officeooo:rsid="007f7079" style:font-weight-asian="normal" style:font-weight-complex="normal"/>
    </style:style>
    <style:style style:name="T103" style:family="text">
      <style:text-properties style:text-underline-style="none" fo:font-weight="normal" officeooo:rsid="05b63279" style:font-weight-asian="normal" style:font-weight-complex="normal"/>
    </style:style>
    <style:style style:name="T104" style:family="text">
      <style:text-properties style:text-underline-style="none" fo:font-weight="normal" officeooo:rsid="0692ad02" style:font-weight-asian="normal" style:font-weight-complex="normal"/>
    </style:style>
    <style:style style:name="T105" style:family="text">
      <style:text-properties style:text-underline-style="none" fo:font-weight="normal" officeooo:rsid="073446a5" style:font-weight-asian="normal" style:font-weight-complex="normal"/>
    </style:style>
    <style:style style:name="T106" style:family="text">
      <style:text-properties officeooo:rsid="028a484c"/>
    </style:style>
    <style:style style:name="T107" style:family="text">
      <style:text-properties officeooo:rsid="0290e862"/>
    </style:style>
    <style:style style:name="T108" style:family="text">
      <style:text-properties officeooo:rsid="02b6fe89"/>
    </style:style>
    <style:style style:name="T109" style:family="text">
      <style:text-properties officeooo:rsid="0310b4d4"/>
    </style:style>
    <style:style style:name="T110" style:family="text">
      <style:text-properties officeooo:rsid="0301b987"/>
    </style:style>
    <style:style style:name="T111" style:family="text">
      <style:text-properties officeooo:rsid="06aad249"/>
    </style:style>
    <style:style style:name="T112" style:family="text">
      <style:text-properties officeooo:rsid="02777ade"/>
    </style:style>
    <style:style style:name="T113" style:family="text">
      <style:text-properties officeooo:rsid="030f33cc"/>
    </style:style>
    <style:style style:name="T114" style:family="text">
      <style:text-properties officeooo:rsid="06ab2b41"/>
    </style:style>
    <style:style style:name="T115" style:family="text">
      <style:text-properties officeooo:rsid="031093c4"/>
    </style:style>
    <style:style style:name="T116" style:family="text">
      <style:text-properties officeooo:rsid="02fed2e0"/>
    </style:style>
    <style:style style:name="T117" style:family="text">
      <style:text-properties officeooo:rsid="06a18e85"/>
    </style:style>
    <style:style style:name="T118" style:family="text">
      <style:text-properties officeooo:rsid="07376378"/>
    </style:style>
    <style:style style:name="T119" style:family="text">
      <style:text-properties officeooo:rsid="030c1cbf"/>
    </style:style>
    <style:style style:name="T120" style:family="text">
      <style:text-properties officeooo:rsid="06a4068c"/>
    </style:style>
    <style:style style:name="T121" style:family="text">
      <style:text-properties officeooo:rsid="06aa2f27"/>
    </style:style>
    <style:style style:name="T122" style:family="text">
      <style:text-properties officeooo:rsid="07384cfe"/>
    </style:style>
    <style:style style:name="T123" style:family="text">
      <style:text-properties officeooo:rsid="030eae12"/>
    </style:style>
    <style:style style:name="T124" style:family="text">
      <style:text-properties officeooo:rsid="06a6f14f"/>
    </style:style>
    <style:style style:name="T125" style:family="text">
      <style:text-properties officeooo:rsid="02792cd0"/>
    </style:style>
    <style:style style:name="T126" style:family="text">
      <style:text-properties officeooo:rsid="0305248d"/>
    </style:style>
    <style:style style:name="T127" style:family="text">
      <style:text-properties officeooo:rsid="06aadeb3"/>
    </style:style>
    <style:style style:name="T128" style:family="text">
      <style:text-properties officeooo:rsid="073d381e"/>
    </style:style>
    <style:style style:name="T129" style:family="text">
      <style:text-properties officeooo:rsid="02fb61d9"/>
    </style:style>
    <style:style style:name="T130" style:family="text">
      <style:text-properties officeooo:rsid="06a906c8"/>
    </style:style>
    <style:style style:name="T131" style:family="text">
      <style:text-properties officeooo:rsid="028c7bc3"/>
    </style:style>
    <style:style style:name="T132" style:family="text">
      <style:text-properties officeooo:rsid="03131cae"/>
    </style:style>
    <style:style style:name="T133" style:family="text">
      <style:text-properties officeooo:rsid="04ddcfd5"/>
    </style:style>
    <style:style style:name="T134" style:family="text">
      <style:text-properties officeooo:rsid="030646e0"/>
    </style:style>
    <style:style style:name="T135" style:family="text">
      <style:text-properties officeooo:rsid="06b921cf"/>
    </style:style>
    <style:style style:name="T136" style:family="text">
      <style:text-properties officeooo:rsid="06b72575"/>
    </style:style>
    <style:style style:name="T137" style:family="text">
      <style:text-properties officeooo:rsid="06bc18b7"/>
    </style:style>
    <style:style style:name="T138" style:family="text">
      <style:text-properties officeooo:rsid="03134697"/>
    </style:style>
    <style:style style:name="T139" style:family="text">
      <style:text-properties officeooo:rsid="06b2ab22"/>
    </style:style>
    <style:style style:name="T140" style:family="text">
      <style:text-properties officeooo:rsid="06bde2d9"/>
    </style:style>
    <style:style style:name="T141" style:family="text">
      <style:text-properties officeooo:rsid="03078a5d"/>
    </style:style>
    <style:style style:name="T142" style:family="text">
      <style:text-properties officeooo:rsid="06ae1e15"/>
    </style:style>
    <style:style style:name="T143" style:family="text">
      <style:text-properties officeooo:rsid="07407d88"/>
    </style:style>
    <style:style style:name="T144" style:family="text">
      <style:text-properties officeooo:rsid="0309d05f"/>
    </style:style>
    <style:style style:name="T145" style:family="text">
      <style:text-properties officeooo:rsid="06c20505"/>
    </style:style>
    <style:style style:name="T146" style:family="text">
      <style:text-properties officeooo:rsid="07506d00"/>
    </style:style>
    <style:style style:name="T147" style:family="text">
      <style:text-properties officeooo:rsid="06b050df"/>
    </style:style>
    <style:style style:name="T148" style:family="text">
      <style:text-properties officeooo:rsid="06c4d601"/>
    </style:style>
    <style:style style:name="T149" style:family="text">
      <style:text-properties officeooo:rsid="003f957e"/>
    </style:style>
    <style:style style:name="T150" style:family="text">
      <style:text-properties officeooo:rsid="03356f42"/>
    </style:style>
    <style:style style:name="T151" style:family="text">
      <style:text-properties officeooo:rsid="03167d66"/>
    </style:style>
    <style:style style:name="T152" style:family="text">
      <style:text-properties officeooo:rsid="06c5821c"/>
    </style:style>
    <style:style style:name="T153" style:family="text">
      <style:text-properties officeooo:rsid="06c92d7b"/>
    </style:style>
    <style:style style:name="T154" style:family="text">
      <style:text-properties officeooo:rsid="0753397e"/>
    </style:style>
    <style:style style:name="T155" style:family="text">
      <style:text-properties officeooo:rsid="02b651f7"/>
    </style:style>
    <style:style style:name="T156" style:family="text">
      <style:text-properties officeooo:rsid="0317fef4"/>
    </style:style>
    <style:style style:name="T157" style:family="text">
      <style:text-properties officeooo:rsid="06ca8861"/>
    </style:style>
    <style:style style:name="T158" style:family="text">
      <style:text-properties officeooo:rsid="075b3b42"/>
    </style:style>
    <style:style style:name="T159" style:family="text">
      <style:text-properties officeooo:rsid="00f8bdac"/>
    </style:style>
    <style:style style:name="T160" style:family="text">
      <style:text-properties officeooo:rsid="02b205d9"/>
    </style:style>
    <style:style style:name="T161" style:family="text">
      <style:text-properties officeooo:rsid="01513144"/>
    </style:style>
    <style:style style:name="T162" style:family="text">
      <style:text-properties officeooo:rsid="07546dd2"/>
    </style:style>
    <style:style style:name="T163" style:family="text">
      <style:text-properties officeooo:rsid="07621d74"/>
    </style:style>
    <style:style style:name="T164" style:family="text">
      <style:text-properties officeooo:rsid="0765537b"/>
    </style:style>
    <style:style style:name="T165" style:family="text">
      <style:text-properties officeooo:rsid="0761d1d0"/>
    </style:style>
    <style:style style:name="T166" style:family="text">
      <style:text-properties officeooo:rsid="0756ffd4"/>
    </style:style>
    <style:style style:name="T167" style:family="text">
      <style:text-properties officeooo:rsid="07cb4ede"/>
    </style:style>
    <style:style style:name="T168" style:family="text">
      <style:text-properties officeooo:rsid="07b01057"/>
    </style:style>
    <style:style style:name="T169" style:family="text">
      <style:text-properties officeooo:rsid="07b1419d"/>
    </style:style>
    <style:style style:name="T170" style:family="text">
      <style:text-properties officeooo:rsid="07b300f8"/>
    </style:style>
    <style:style style:name="T171" style:family="text">
      <style:text-properties officeooo:rsid="07b5eebb"/>
    </style:style>
    <style:style style:name="T172" style:family="text">
      <style:text-properties officeooo:rsid="07b8827f"/>
    </style:style>
    <style:style style:name="T173" style:family="text">
      <style:text-properties officeooo:rsid="07ba2333"/>
    </style:style>
    <style:style style:name="T174" style:family="text">
      <style:text-properties officeooo:rsid="07be8caa"/>
    </style:style>
    <style:style style:name="T175" style:family="text">
      <style:text-properties officeooo:rsid="07c1cf46"/>
    </style:style>
    <style:style style:name="T176" style:family="text">
      <style:text-properties officeooo:rsid="07c3716c"/>
    </style:style>
    <style:style style:name="T177" style:family="text">
      <style:text-properties officeooo:rsid="07c5ea4a"/>
    </style:style>
    <style:style style:name="T178" style:family="text">
      <style:text-properties officeooo:rsid="07c67916"/>
    </style:style>
    <style:style style:name="T179" style:family="text">
      <style:text-properties officeooo:rsid="0516ae5c"/>
    </style:style>
    <style:style style:name="T180" style:family="text">
      <style:text-properties officeooo:rsid="05155750"/>
    </style:style>
    <style:style style:name="T181" style:family="text">
      <style:text-properties officeooo:rsid="050d3d0c"/>
    </style:style>
    <style:style style:name="T182" style:family="text">
      <style:text-properties officeooo:rsid="036f3ee8"/>
    </style:style>
    <style:style style:name="T183" style:family="text">
      <style:text-properties officeooo:rsid="05195a93"/>
    </style:style>
    <style:style style:name="T184" style:family="text">
      <style:text-properties officeooo:rsid="0501948b"/>
    </style:style>
    <style:style style:name="T185" style:family="text">
      <style:text-properties officeooo:rsid="04ff6b52"/>
    </style:style>
    <style:style style:name="T186" style:family="text">
      <style:text-properties officeooo:rsid="0529856a"/>
    </style:style>
    <style:style style:name="T187" style:family="text">
      <style:text-properties officeooo:rsid="06713a29"/>
    </style:style>
    <style:style style:name="T188" style:family="text">
      <style:text-properties officeooo:rsid="0683e689"/>
    </style:style>
    <style:style style:name="T189" style:family="text">
      <style:text-properties officeooo:rsid="032580bf"/>
    </style:style>
    <style:style style:name="T190" style:family="text">
      <style:text-properties officeooo:rsid="06516a61"/>
    </style:style>
    <style:style style:name="T191" style:family="text">
      <style:text-properties officeooo:rsid="06e5daee"/>
    </style:style>
    <style:style style:name="T192" style:family="text">
      <style:text-properties officeooo:rsid="06e09212"/>
    </style:style>
    <style:style style:name="T193" style:family="text">
      <style:text-properties officeooo:rsid="06d75e8f"/>
    </style:style>
    <style:style style:name="T194" style:family="text">
      <style:text-properties officeooo:rsid="06e37f87"/>
    </style:style>
    <style:style style:name="T195" style:family="text">
      <style:text-properties officeooo:rsid="06e76fb2"/>
    </style:style>
    <style:style style:name="T196" style:family="text">
      <style:text-properties officeooo:rsid="06f0bd4f"/>
    </style:style>
    <style:style style:name="T197" style:family="text">
      <style:text-properties officeooo:rsid="03275a73"/>
    </style:style>
    <style:style style:name="T198" style:family="text">
      <style:text-properties officeooo:rsid="03296751"/>
    </style:style>
    <style:style style:name="T199" style:family="text">
      <style:text-properties officeooo:rsid="065335db"/>
    </style:style>
    <style:style style:name="T200" style:family="text">
      <style:text-properties officeooo:rsid="011e932a"/>
    </style:style>
    <style:style style:name="T201" style:family="text">
      <style:text-properties officeooo:rsid="065452a0"/>
    </style:style>
    <style:style style:name="T202" style:family="text">
      <style:text-properties officeooo:rsid="032a9f4e"/>
    </style:style>
    <style:style style:name="T203" style:family="text">
      <style:text-properties officeooo:rsid="06545740"/>
    </style:style>
    <style:style style:name="T204" style:family="text">
      <style:text-properties officeooo:rsid="0654daec"/>
    </style:style>
    <style:style style:name="T205" style:family="text">
      <style:text-properties officeooo:rsid="04b6a7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-----------------------------------------------------------------------------------------------</text:p>
      <text:p text:style-name="P2">#<text:span text:style-name="T1"><text:tab/></text:span><text:span text:style-name="T2">Chemical Formula<text:tab/><text:tab/></text:span><text:span text:style-name="T3">Name<text:tab/><text:tab/></text:span><text:span text:style-name="T4">Molar Mass<text:tab/></text:span><text:span text:style-name="T5">Total</text:span></text:p>
      <text:p text:style-name="P3">mol<text:tab/>-<text:tab/><text:tab/><text:tab/>-<text:tab/><text:tab/><text:span text:style-name="T6">g/mol<text:tab/></text:span><text:span text:style-name="T7">g</text:span></text:p>
      <text:p text:style-name="P4">Primordial-------------------------------------------------------------------------------------------------------------------</text:p>
      <text:p text:style-name="P5"><text:span text:style-name="T8">3,648,129</text:span><text:tab/><text:span text:style-name="T9">(</text:span>H-1<text:span text:style-name="T9">)2</text:span><text:tab/><text:tab/><text:tab/><text:span text:style-name="T10">Molecular </text:span><text:span text:style-name="T11">Hydrogen</text:span><text:tab/><text:span text:style-name="T12">2<text:tab/>7,296,258</text:span></text:p>
      <text:p text:style-name="P5">621,365<text:tab/>He-4<text:tab/><text:tab/><text:tab/><text:span text:style-name="T11">Helium</text:span><text:tab/><text:tab/><text:span text:style-name="T12">4<text:tab/>2,485,460</text:span></text:p>
      <text:p text:style-name="P5">264<text:tab/><text:span text:style-name="T13">(</text:span>H-2<text:span text:style-name="T13">)(H-1)</text:span><text:tab/><text:tab/><text:tab/><text:span text:style-name="T10">Molecular </text:span><text:span text:style-name="T11">Hydrogen<text:tab/></text:span><text:span text:style-name="T12">3<text:tab/></text:span><text:span text:style-name="T14">792</text:span></text:p>
      <text:p text:style-name="P5">103<text:tab/>He-3<text:tab/><text:tab/><text:tab/><text:span text:style-name="T11">Helium<text:tab/><text:tab/></text:span><text:span text:style-name="T12">3<text:tab/></text:span><text:span text:style-name="T15">309</text:span></text:p>
      <text:p text:style-name="P6">Inert<text:span text:style-name="T16">------------------------------------------------------------------------------------------------------------------------</text:span></text:p>
      <text:p text:style-name="P5">621<text:tab/>Ne-20<text:tab/><text:tab/><text:tab/><text:span text:style-name="T17">Neon<text:tab/><text:tab/></text:span><text:span text:style-name="T18">20</text:span><text:tab/>12,420</text:p>
      <text:p text:style-name="P5"><text:span text:style-name="T19">43<text:tab/></text:span>Ar-36<text:tab/><text:tab/><text:tab/><text:span text:style-name="T17">Argon<text:tab/><text:tab/></text:span><text:span text:style-name="T18">36<text:tab/></text:span><text:span text:style-name="T20">1,548</text:span></text:p>
      <text:p text:style-name="P5"><text:span text:style-name="T19">42<text:tab/></text:span>Ne-22<text:tab/><text:tab/><text:tab/><text:span text:style-name="T17">Neon<text:tab/><text:tab/></text:span><text:span text:style-name="T18">22<text:tab/></text:span><text:span text:style-name="T21">924</text:span></text:p>
      <text:p text:style-name="P5"><text:span text:style-name="T19">10<text:tab/></text:span>Ar-38<text:tab/><text:tab/><text:tab/><text:span text:style-name="T17">Argon<text:tab/><text:tab/></text:span><text:span text:style-name="T18">38<text:tab/></text:span><text:span text:style-name="T22">380</text:span></text:p>
      <text:p text:style-name="P5"><text:span text:style-name="T19">1<text:tab/></text:span>Ne-21<text:tab/><text:tab/><text:tab/><text:span text:style-name="T17">Neon<text:tab/><text:tab/></text:span><text:span text:style-name="T18">21<text:tab/></text:span><text:span text:style-name="T23">21</text:span></text:p>
      <text:p text:style-name="P7">Air------------------------------------------------------------------------------------------------------------------------------</text:p>
      <text:p text:style-name="P8"><text:span text:style-name="T24">31</text:span><text:span text:style-name="T25">7</text:span><text:span text:style-name="T24"> <text:tab/></text:span><text:span text:style-name="T26">(</text:span><text:span text:style-name="T24">N-</text:span><text:span text:style-name="T26">14)</text:span><text:span text:style-name="T24">2<text:tab/><text:tab/><text:tab/></text:span><text:span text:style-name="T27">Molecular </text:span><text:span text:style-name="T28">Nitrogen<text:tab/></text:span><text:span text:style-name="T29">28<text:tab/>8,876</text:span></text:p>
      <text:p text:style-name="P9">85 <text:tab/><text:span text:style-name="T30">(</text:span>O-<text:span text:style-name="T30">16)</text:span>2<text:tab/><text:tab/><text:tab/><text:span text:style-name="T31">Molecular Oxygen<text:tab/></text:span><text:span text:style-name="T32">32<text:tab/>2,720</text:span></text:p>
      <text:p text:style-name="P8"><text:span text:style-name="T33">2</text:span><text:span text:style-name="T34"> <text:tab/>(N-15)</text:span><text:span text:style-name="T35">(N-14)</text:span><text:span text:style-name="T34"><text:tab/><text:tab/></text:span><text:span text:style-name="T31">Molecular </text:span><text:span text:style-name="T36">Nitrogen</text:span><text:tab/><text:span text:style-name="T32">29<text:tab/></text:span><text:span text:style-name="T37">58</text:span></text:p>
      <text:p text:style-name="P10">1 <text:tab/><text:span text:style-name="T38">(</text:span>C-<text:span text:style-name="T38">12)(</text:span><text:span text:style-name="T39">O-</text:span><text:span text:style-name="T38">16)</text:span><text:span text:style-name="T39">2<text:tab/><text:tab/></text:span><text:span text:style-name="T40">Carbon Dioxide<text:tab/></text:span><text:span text:style-name="T32">44<text:tab/></text:span><text:span text:style-name="T41">44</text:span></text:p>
      <text:p text:style-name="P5"><text:span text:style-name="T42">1 <text:tab/></text:span>Ar-40<text:tab/><text:tab/><text:tab/><text:span text:style-name="T43">Argon</text:span><text:span text:style-name="T44"><text:tab/><text:tab/></text:span><text:span text:style-name="T29">40<text:tab/></text:span><text:span text:style-name="T45">40</text:span></text:p>
      <text:p text:style-name="P11">Water------------------------------------------------------------------------------------------------------------------------</text:p>
      <text:p text:style-name="P8"><text:span text:style-name="T46">2013</text:span><text:span text:style-name="T47"><text:tab/></text:span><text:span text:style-name="T48">(</text:span><text:span text:style-name="T47">H-</text:span><text:span text:style-name="T48">1)</text:span><text:span text:style-name="T47">2</text:span><text:span text:style-name="T48">(</text:span><text:span text:style-name="T47">O-</text:span><text:span text:style-name="T48">16)<text:tab/><text:tab/></text:span><text:span text:style-name="T49">Water<text:tab/><text:tab/></text:span><text:span text:style-name="T50">18<text:tab/>36,234</text:span></text:p>
      <text:p text:style-name="P12"><text:span text:style-name="T51">12 <text:tab/></text:span><text:span text:style-name="T52">(</text:span>H-<text:span text:style-name="T52">1)</text:span>2(O-18)<text:tab/><text:tab/><text:span text:style-name="T53">Water<text:tab/><text:tab/></text:span><text:span text:style-name="T54">20<text:tab/></text:span><text:span text:style-name="T55">240</text:span></text:p>
      <text:p text:style-name="P12"><text:span text:style-name="T51">2 <text:tab/></text:span><text:span text:style-name="T52">(</text:span>H-<text:span text:style-name="T52">1)</text:span>2(O-1<text:span text:style-name="T51">7</text:span>)<text:tab/><text:tab/><text:span text:style-name="T53">Water<text:tab/><text:tab/></text:span><text:span text:style-name="T54">19<text:tab/></text:span><text:span text:style-name="T56">38</text:span></text:p>
      <text:p text:style-name="P13"><text:span text:style-name="T57">Carbohydrates</text:span><text:span text:style-name="T58">--------------------------------------------------------------------------------------------------------------</text:span></text:p>
      <text:p text:style-name="P14">563<text:tab/><text:span text:style-name="T59">(</text:span>C-<text:span text:style-name="T59">12)</text:span>6<text:span text:style-name="T59">(</text:span>H-<text:span text:style-name="T59">1)</text:span>12<text:span text:style-name="T59">(</text:span>O-<text:span text:style-name="T59">16)</text:span>6<text:tab/><text:tab/>Glucose<text:tab/><text:tab/><text:span text:style-name="T60">180<text:tab/>101,340</text:span></text:p>
      <text:p text:style-name="P13"><text:span text:style-name="T61">Fat</text:span><text:span text:style-name="T62">---------------------------------------------------------------------------------------------------------------------------</text:span></text:p>
      <text:p text:style-name="P15">1<text:span text:style-name="T63">1<text:tab/></text:span><text:span text:style-name="T59">(</text:span><text:span text:style-name="T64">C-</text:span><text:span text:style-name="T59">12)</text:span><text:span text:style-name="T65">18</text:span><text:span text:style-name="T59">(</text:span><text:span text:style-name="T64">H-</text:span><text:span text:style-name="T59">1)</text:span><text:span text:style-name="T65">32</text:span><text:span text:style-name="T59">(</text:span><text:span text:style-name="T64">O-</text:span><text:span text:style-name="T59">16)</text:span><text:span text:style-name="T65">2<text:tab/><text:tab/></text:span><text:span text:style-name="T66">Linoleic Acid<text:tab/><text:tab/></text:span><text:span text:style-name="T67">280<text:tab/>3,080</text:span></text:p>
      <text:p text:style-name="P16"><text:span text:style-name="T68">1</text:span><text:tab/><text:span text:style-name="T59">(</text:span><text:span text:style-name="T64">C-</text:span><text:span text:style-name="T59">12)</text:span><text:span text:style-name="T65">18</text:span><text:span text:style-name="T59">(</text:span><text:span text:style-name="T64">H-</text:span><text:span text:style-name="T59">1)</text:span><text:span text:style-name="T65">3</text:span><text:span text:style-name="T69">0</text:span><text:span text:style-name="T59">(</text:span><text:span text:style-name="T64">O-</text:span><text:span text:style-name="T59">16)</text:span><text:span text:style-name="T65">2<text:tab/><text:tab/></text:span><text:span text:style-name="T66">Alpha Linolenic Acid<text:tab/></text:span><text:span text:style-name="T70">278<text:tab/></text:span><text:span text:style-name="T71">278</text:span></text:p>
      <text:p text:style-name="P17">Protein----------------------------------------------------------------------------------------------------------------------</text:p>
      <text:p text:style-name="P18">8<text:tab/><text:span text:style-name="T59">(</text:span><text:span text:style-name="T64">C-</text:span><text:span text:style-name="T59">12)</text:span><text:span text:style-name="T72">6</text:span><text:span text:style-name="T59">(</text:span><text:span text:style-name="T64">H-</text:span><text:span text:style-name="T59">1)</text:span><text:span text:style-name="T72">13</text:span><text:span text:style-name="T73">(</text:span><text:span text:style-name="T74">N-14</text:span><text:span text:style-name="T73">)</text:span><text:span text:style-name="T59">(</text:span><text:span text:style-name="T64">O-</text:span><text:span text:style-name="T59">16)</text:span><text:span text:style-name="T72">2<text:tab/></text:span><text:span text:style-name="T75">Leucine<text:tab/><text:tab/></text:span><text:span text:style-name="T76">131<text:tab/>1,048</text:span></text:p>
      <text:p text:style-name="P18">6<text:tab/><text:span text:style-name="T59">(</text:span><text:span text:style-name="T64">C-</text:span><text:span text:style-name="T59">12)</text:span><text:span text:style-name="T77">6</text:span><text:span text:style-name="T59">(</text:span><text:span text:style-name="T64">H-</text:span><text:span text:style-name="T59">1)</text:span><text:span text:style-name="T77">14</text:span><text:span text:style-name="T73">(</text:span><text:span text:style-name="T74">N-14</text:span><text:span text:style-name="T73">)</text:span><text:span text:style-name="T77">2</text:span><text:span text:style-name="T59">(</text:span><text:span text:style-name="T64">O-</text:span><text:span text:style-name="T59">16)</text:span><text:span text:style-name="T77">2<text:tab/></text:span><text:span text:style-name="T75">Lysine<text:tab/><text:tab/></text:span><text:span text:style-name="T78">146<text:tab/></text:span><text:span text:style-name="T79">876</text:span></text:p>
      <text:p text:style-name="P18">5<text:tab/><text:span text:style-name="T59">(</text:span><text:span text:style-name="T64">C-</text:span><text:span text:style-name="T59">12)</text:span><text:span text:style-name="T80">9</text:span><text:span text:style-name="T59">(</text:span><text:span text:style-name="T64">H-</text:span><text:span text:style-name="T59">1)</text:span><text:span text:style-name="T80">11</text:span><text:span text:style-name="T73">(</text:span><text:span text:style-name="T74">N-14</text:span><text:span text:style-name="T73">)</text:span><text:span text:style-name="T59">(</text:span><text:span text:style-name="T64">O-</text:span><text:span text:style-name="T59">16)</text:span><text:span text:style-name="T80">2<text:tab/></text:span><text:span text:style-name="T75">Phenylalanine<text:tab/></text:span><text:span text:style-name="T81">165<text:tab/></text:span><text:span text:style-name="T82">825</text:span></text:p>
      <text:p text:style-name="P8">5<text:tab/><text:span text:style-name="T59">(</text:span><text:span text:style-name="T64">C-</text:span><text:span text:style-name="T59">12)</text:span><text:span text:style-name="T83">5</text:span><text:span text:style-name="T59">(</text:span><text:span text:style-name="T64">H-</text:span><text:span text:style-name="T59">1)</text:span><text:span text:style-name="T83">11</text:span><text:span text:style-name="T73">(</text:span><text:span text:style-name="T74">N-14</text:span><text:span text:style-name="T73">)</text:span><text:span text:style-name="T59">(</text:span><text:span text:style-name="T64">O-</text:span><text:span text:style-name="T59">16)</text:span><text:span text:style-name="T83">2<text:tab/></text:span><text:span text:style-name="T84">Valine<text:tab/><text:tab/></text:span><text:span text:style-name="T85">117<text:tab/></text:span><text:span text:style-name="T86">585</text:span></text:p>
      <text:p text:style-name="P18">4<text:tab/><text:span text:style-name="T59">(</text:span><text:span text:style-name="T64">C-</text:span><text:span text:style-name="T59">12)</text:span><text:span text:style-name="T72">6</text:span><text:span text:style-name="T59">(</text:span><text:span text:style-name="T64">H-</text:span><text:span text:style-name="T59">1)</text:span><text:span text:style-name="T72">13</text:span><text:span text:style-name="T73">(</text:span><text:span text:style-name="T74">N-14</text:span><text:span text:style-name="T73">)</text:span><text:span text:style-name="T59">(</text:span><text:span text:style-name="T64">O-</text:span><text:span text:style-name="T59">16)</text:span><text:span text:style-name="T72">2<text:tab/></text:span><text:span text:style-name="T75">Isoleucine<text:tab/><text:tab/></text:span><text:span text:style-name="T76">131<text:tab/></text:span><text:span text:style-name="T87">524</text:span></text:p>
      <text:p text:style-name="P18">3<text:tab/><text:span text:style-name="T59">(</text:span><text:span text:style-name="T64">C-</text:span><text:span text:style-name="T59">12)</text:span><text:span text:style-name="T88">5</text:span><text:span text:style-name="T59">(</text:span><text:span text:style-name="T64">H-</text:span><text:span text:style-name="T59">1)</text:span><text:span text:style-name="T88">11</text:span><text:span text:style-name="T73">(</text:span><text:span text:style-name="T74">N-14</text:span><text:span text:style-name="T73">)</text:span><text:span text:style-name="T59">(</text:span><text:span text:style-name="T64">O-</text:span><text:span text:style-name="T59">16)</text:span><text:span text:style-name="T88">2</text:span><text:span text:style-name="T89">(</text:span><text:span text:style-name="T74">S-32</text:span><text:span text:style-name="T89">)</text:span><text:span text:style-name="T88"><text:tab/></text:span><text:span text:style-name="T75">Methionine<text:tab/><text:tab/></text:span><text:span text:style-name="T90">149<text:tab/>447</text:span></text:p>
      <text:p text:style-name="P16"><text:span text:style-name="T91">3</text:span><text:tab/><text:span text:style-name="T59">(</text:span><text:span text:style-name="T64">C-</text:span><text:span text:style-name="T59">12)</text:span><text:span text:style-name="T92">4</text:span><text:span text:style-name="T59">(</text:span><text:span text:style-name="T64">H-</text:span><text:span text:style-name="T59">1)</text:span><text:span text:style-name="T92">9</text:span><text:span text:style-name="T73">(</text:span><text:span text:style-name="T74">N-14</text:span><text:span text:style-name="T73">)</text:span><text:span text:style-name="T59">(</text:span><text:span text:style-name="T64">O-</text:span><text:span text:style-name="T59">16)</text:span><text:span text:style-name="T92">3<text:tab/></text:span><text:span text:style-name="T84">Threonine<text:tab/><text:tab/></text:span><text:span text:style-name="T93">119<text:tab/></text:span><text:span text:style-name="T94">357</text:span></text:p>
      <text:p text:style-name="P18">2<text:tab/><text:span text:style-name="T59">(</text:span><text:span text:style-name="T64">C-</text:span><text:span text:style-name="T59">12)</text:span><text:span text:style-name="T95">6</text:span><text:span text:style-name="T59">(</text:span><text:span text:style-name="T64">H-</text:span><text:span text:style-name="T59">1)</text:span><text:span text:style-name="T95">9</text:span><text:span text:style-name="T73">(</text:span><text:span text:style-name="T74">N-14</text:span><text:span text:style-name="T73">)</text:span><text:span text:style-name="T95">3</text:span><text:span text:style-name="T59">(</text:span><text:span text:style-name="T64">O-</text:span><text:span text:style-name="T59">16)</text:span><text:span text:style-name="T95">2<text:tab/></text:span><text:span text:style-name="T75">Histidine<text:tab/><text:tab/></text:span><text:span text:style-name="T76">155<text:tab/></text:span><text:span text:style-name="T96">310</text:span></text:p>
      <text:p text:style-name="P8"><text:span text:style-name="T97">1<text:tab/></text:span><text:span text:style-name="T98">(</text:span><text:span text:style-name="T99">C-</text:span><text:span text:style-name="T98">12)</text:span><text:span text:style-name="T100">11</text:span><text:span text:style-name="T98">(</text:span><text:span text:style-name="T99">H-</text:span><text:span text:style-name="T98">1)</text:span><text:span text:style-name="T100">12</text:span><text:span text:style-name="T101">(</text:span><text:span text:style-name="T102">N-14</text:span><text:span text:style-name="T101">)</text:span><text:span text:style-name="T100">2</text:span><text:span text:style-name="T98">(</text:span><text:span text:style-name="T99">O-</text:span><text:span text:style-name="T98">16)</text:span><text:span text:style-name="T100">2<text:tab/></text:span><text:span text:style-name="T103">Tryptophan<text:tab/><text:tab/></text:span><text:span text:style-name="T104">204<text:tab/></text:span><text:span text:style-name="T105">204</text:span></text:p>
      <text:p text:style-name="P5"><text:span text:style-name="T106">Andesite</text:span><text:span text:style-name="T107">----------------------------------------------------------------------------------------------------------------------</text:span></text:p>
      <text:p text:style-name="P5">8 <text:tab/><text:span text:style-name="T108">[</text:span>(Na-23)(Al-27)(Si-28)3(O-16)8<text:span text:style-name="T108">]<text:tab/></text:span><text:span text:style-name="T109">Sodium </text:span><text:span text:style-name="T110">Feldspar<text:tab/></text:span><text:span text:style-name="T111">262<text:tab/>2,096</text:span></text:p>
      <text:p text:style-name="P5">2<text:span text:style-name="T112">7</text:span> <text:tab/><text:span text:style-name="T108">[</text:span>(Si-28)(O-16)2<text:span text:style-name="T108">]<text:tab/><text:tab/></text:span><text:span text:style-name="T113">Quartz<text:tab/><text:tab/></text:span><text:span text:style-name="T114">60<text:tab/>1,620</text:span></text:p>
      <text:p text:style-name="P5">1 <text:tab/><text:span text:style-name="T108">[</text:span>(Ca-40)5(P-31)3(O-16)13(H-1)<text:span text:style-name="T108">]</text:span><text:tab/><text:span text:style-name="T115">Hydroxyl </text:span><text:span text:style-name="T116">Apatite<text:tab/></text:span><text:span text:style-name="T117">502<text:tab/></text:span><text:span text:style-name="T118">502</text:span></text:p>
      <text:p text:style-name="P5">3 <text:tab/><text:span text:style-name="T108">[</text:span>(Ca-40)(C-12)(O-16)3<text:span text:style-name="T108">]</text:span><text:tab/><text:tab/><text:span text:style-name="T119">Calcium Carbonate<text:tab/></text:span><text:span text:style-name="T120">100<text:tab/></text:span><text:span text:style-name="T118">300</text:span></text:p>
      <text:p text:style-name="P5">1 <text:tab/><text:span text:style-name="T108">[</text:span>(K-39)(Al-27)(Si-28)3(O-16)8<text:span text:style-name="T108">]</text:span><text:tab/><text:span text:style-name="T109">Potassium </text:span><text:span text:style-name="T110">Feldspar</text:span><text:tab/><text:span text:style-name="T121">278<text:tab/></text:span><text:span text:style-name="T122">278</text:span></text:p>
      <text:p text:style-name="P5">1 <text:tab/><text:span text:style-name="T108">[</text:span>(Fe-56)3(O-16)4<text:span text:style-name="T108">]<text:tab/><text:tab/></text:span><text:span text:style-name="T123">Magnetite<text:tab/><text:tab/></text:span><text:span text:style-name="T124">232<text:tab/></text:span><text:span text:style-name="T122">232</text:span></text:p>
      <text:p text:style-name="P5"><text:span text:style-name="T125">2</text:span> <text:tab/><text:span text:style-name="T108">[</text:span>(Mg-24)(Si-28)(O-16)<text:span text:style-name="T125">3</text:span><text:span text:style-name="T108">]<text:tab/><text:tab/></text:span><text:span text:style-name="T126">Enstatite<text:tab/><text:tab/></text:span><text:span text:style-name="T127">100<text:tab/></text:span><text:span text:style-name="T128">200</text:span></text:p>
      <text:p text:style-name="P5">1 <text:tab/><text:span text:style-name="T108">[</text:span>(Ca-40)(Ti-48)(Si-28)(O-16)5<text:span text:style-name="T108">]</text:span><text:tab/><text:span text:style-name="T129">Titanite</text:span><text:tab/><text:tab/><text:span text:style-name="T130">196<text:tab/></text:span><text:span text:style-name="T122">196</text:span></text:p>
      <text:p text:style-name="P5">1 <text:tab/><text:span text:style-name="T108">[</text:span>(Fe-56)2(O-16)3<text:span text:style-name="T108">]<text:tab/><text:tab/></text:span><text:span text:style-name="T123">Hematite<text:tab/><text:tab/></text:span><text:span text:style-name="T120">160<text:tab/></text:span><text:span text:style-name="T122">160</text:span></text:p>
      <text:p text:style-name="P5"><text:span text:style-name="T131">Peridotite</text:span><text:span text:style-name="T107">--------------------------------------------------------------------------------------------------------------------<text:tab/></text:span></text:p>
      <text:p text:style-name="P5"><text:span text:style-name="T107">86 <text:tab/></text:span><text:span text:style-name="T108">[</text:span><text:span text:style-name="T107">(Mg-24)2(Si-28)(O-16)4</text:span><text:span text:style-name="T108">]<text:tab/></text:span><text:span text:style-name="T132">Magnes</text:span><text:span text:style-name="T133">i</text:span><text:span text:style-name="T132">um </text:span><text:span text:style-name="T134">Olivine<text:tab/></text:span><text:span text:style-name="T135">140<text:tab/>12,040</text:span><text:span text:style-name="T107"><text:tab/><text:tab/></text:span></text:p>
      <text:p text:style-name="P5">14 <text:tab/><text:span text:style-name="T108">[</text:span>(Fe-56)2(Si-28)(O-16)4<text:span text:style-name="T108">]<text:tab/></text:span><text:span text:style-name="T132">Iron </text:span><text:span text:style-name="T134">Olivine<text:tab/><text:tab/></text:span><text:span text:style-name="T136">204<text:tab/>2,856</text:span></text:p>
      <text:p text:style-name="P5">25 <text:tab/><text:span text:style-name="T108">[</text:span>(Mg-26)(Si-28)(O-16)3<text:span text:style-name="T108">]<text:tab/><text:tab/></text:span><text:span text:style-name="T126">Enstatite<text:tab/><text:tab/></text:span><text:span text:style-name="T137">102<text:tab/>2,550</text:span></text:p>
      <text:p text:style-name="P5">23 <text:tab/><text:span text:style-name="T108">[</text:span>(Mg-25)(Si-28)(O-16)3<text:span text:style-name="T108">]<text:tab/><text:tab/></text:span><text:span text:style-name="T126">Enstatite<text:tab/><text:tab/></text:span><text:span text:style-name="T137">101<text:tab/>2,323</text:span></text:p>
      <text:p text:style-name="P5">5 <text:tab/><text:span text:style-name="T108">[</text:span>(Ca-40)(Al-27)2(Si-28)2(O-16)8<text:span text:style-name="T108">]<text:tab/></text:span><text:span text:style-name="T138">Calcium </text:span><text:span text:style-name="T110">Feldspar<text:tab/></text:span><text:span text:style-name="T139">278<text:tab/>1,390</text:span></text:p>
      <text:p text:style-name="P5">10 <text:tab/><text:span text:style-name="T108">[</text:span>(Mg-24)(Si-29)(O-16)3<text:span text:style-name="T108">]<text:tab/><text:tab/></text:span><text:span text:style-name="T126">Enstatite<text:tab/><text:tab/></text:span><text:span text:style-name="T140">101<text:tab/>1,010</text:span></text:p>
      <text:p text:style-name="P5">7 <text:tab/><text:span text:style-name="T108">[</text:span>(Mg-24)(Si-30)(O-16)3<text:span text:style-name="T108">]<text:tab/><text:tab/></text:span><text:span text:style-name="T126">Enstatite<text:tab/><text:tab/></text:span><text:span text:style-name="T140">102<text:tab/>714</text:span></text:p>
      <text:p text:style-name="P5">4 <text:tab/><text:span text:style-name="T108">[</text:span>(Ca-40)(C-12)(O-16)3<text:span text:style-name="T108">]</text:span><text:tab/><text:tab/><text:span text:style-name="T141">Calcium Carbonate<text:tab/></text:span><text:span text:style-name="T142">100<text:tab/></text:span><text:span text:style-name="T143">400</text:span></text:p>
      <text:p text:style-name="P5">1 <text:tab/><text:span text:style-name="T108">[</text:span>(Cr-52)2(O-16)3<text:span text:style-name="T108">]<text:tab/><text:tab/></text:span><text:span text:style-name="T144">Chromate<text:tab/><text:tab/></text:span><text:span text:style-name="T145">152<text:tab/></text:span><text:span text:style-name="T146">152</text:span></text:p>
      <text:p text:style-name="P5">1 <text:tab/><text:span text:style-name="T108">[</text:span>(Ca-44)(C-12)(O-16)3<text:span text:style-name="T108">]</text:span><text:tab/><text:tab/><text:span text:style-name="T141">Calcium Carbonate<text:tab/></text:span><text:span text:style-name="T142">104<text:tab/></text:span><text:span text:style-name="T143">104</text:span></text:p>
      <text:p text:style-name="P5">1 <text:tab/><text:span text:style-name="T108">[</text:span>(Na-23)(C-12)(O-16)3(H-1)<text:span text:style-name="T108">]</text:span><text:tab/><text:span text:style-name="T141">Sodium Bicarbonate<text:tab/></text:span><text:span text:style-name="T147">84<text:tab/></text:span><text:span text:style-name="T143">84</text:span></text:p>
      <text:p text:style-name="P5">1 <text:tab/><text:span text:style-name="T108">[</text:span>(Ni-58)(O-16)<text:span text:style-name="T108">]<text:tab/><text:tab/></text:span><text:span text:style-name="T144">Nickel Oxide<text:tab/></text:span><text:span text:style-name="T148">74<text:tab/></text:span><text:span text:style-name="T146">74</text:span></text:p>
      <text:p text:style-name="P19">Sulfur-----------------------------------------------------------------------------------------------------------------------</text:p>
      <text:p text:style-name="P5">1<text:span text:style-name="T149">5</text:span> <text:tab/>(S-32)8<text:tab/><text:tab/><text:tab/><text:span text:style-name="T150">Molecular </text:span><text:span text:style-name="T151">Sulfur<text:tab/></text:span><text:span text:style-name="T152">256<text:tab/>3,840</text:span></text:p>
      <text:p text:style-name="P5">1 <text:tab/>(S-34)6(S-32)(S-33)<text:tab/><text:tab/><text:span text:style-name="T150">Molecular </text:span><text:span text:style-name="T151">Sulfur<text:tab/></text:span><text:span text:style-name="T153">269<text:tab/></text:span><text:span text:style-name="T154">269</text:span></text:p>
      <text:p text:style-name="P19">Steel--------------------------------------------------------------------------------------------------------------------------</text:p>
      <text:p text:style-name="P5">146 <text:tab/><text:span text:style-name="T155">[</text:span>(Fe-56)<text:span text:style-name="T155">]<text:tab/><text:tab/><text:tab/></text:span><text:span text:style-name="T156">Iron<text:tab/><text:tab/></text:span><text:span text:style-name="T157">56<text:tab/>8,176</text:span></text:p>
      <text:p text:style-name="P5">11 <text:tab/><text:span text:style-name="T155">[</text:span>(Fe-54)<text:span text:style-name="T155">]<text:tab/><text:tab/><text:tab/></text:span><text:span text:style-name="T156">Iron<text:tab/><text:tab/></text:span><text:span text:style-name="T157">54<text:tab/></text:span><text:span text:style-name="T158">594</text:span></text:p>
      <text:p text:style-name="P5">39 <text:tab/><text:span text:style-name="T159">[</text:span><text:span text:style-name="T160">(</text:span>C-13<text:span text:style-name="T160">)</text:span><text:span text:style-name="T159">]</text:span><text:tab/><text:tab/><text:tab/><text:span text:style-name="T161">Graphite<text:tab/><text:tab/></text:span><text:span text:style-name="T157">13<text:tab/></text:span><text:span text:style-name="T162">507</text:span></text:p>
      <text:p text:style-name="P5">6 <text:tab/><text:span text:style-name="T155">[</text:span>(Ni-58)<text:span text:style-name="T155">]<text:tab/><text:tab/><text:tab/></text:span><text:span text:style-name="T156">Nickel<text:tab/><text:tab/></text:span><text:span text:style-name="T157">58<text:tab/>348</text:span></text:p>
      <text:p text:style-name="P5">4 <text:tab/><text:span text:style-name="T155">[</text:span>(Fe-57)<text:span text:style-name="T155">]<text:tab/><text:tab/><text:tab/></text:span><text:span text:style-name="T156">Iron<text:tab/><text:tab/></text:span><text:span text:style-name="T157">57<text:tab/>228</text:span></text:p>
      <text:p text:style-name="P5">3 <text:tab/><text:span text:style-name="T155">[</text:span>(Ni-60)<text:span text:style-name="T155">]<text:tab/><text:tab/><text:tab/></text:span><text:span text:style-name="T156">Nickel<text:tab/><text:tab/></text:span><text:span text:style-name="T157">60<text:tab/></text:span><text:span text:style-name="T163">180</text:span></text:p>
      <text:p text:style-name="P5">2 <text:tab/><text:span text:style-name="T155">[</text:span>(Mn-55)<text:span text:style-name="T155">]<text:tab/><text:tab/><text:tab/></text:span><text:span text:style-name="T156">Manganese<text:tab/><text:tab/></text:span><text:span text:style-name="T157">55<text:tab/>110</text:span></text:p>
      <text:p text:style-name="P5">1 <text:tab/><text:span text:style-name="T155">[</text:span>(Ni-62)<text:span text:style-name="T155">]<text:tab/><text:tab/><text:tab/></text:span><text:span text:style-name="T156">Nickel<text:tab/><text:tab/></text:span><text:span text:style-name="T157">62<text:tab/></text:span><text:span text:style-name="T164">62</text:span></text:p>
      <text:p text:style-name="P5">1 <text:tab/><text:span text:style-name="T155">[</text:span>(Co-59)<text:span text:style-name="T155">]<text:tab/><text:tab/><text:tab/></text:span><text:span text:style-name="T156">Cobalt<text:tab/><text:tab/></text:span><text:span text:style-name="T157">59<text:tab/></text:span><text:span text:style-name="T165">59</text:span></text:p>
      <text:p text:style-name="P5">1 <text:tab/><text:span text:style-name="T155">[</text:span>(Fe-58)<text:span text:style-name="T155">]<text:tab/><text:tab/><text:tab/></text:span><text:span text:style-name="T156">Iron<text:tab/><text:tab/></text:span><text:span text:style-name="T157">58<text:tab/></text:span><text:span text:style-name="T165">58</text:span></text:p>
      <text:p text:style-name="P5">1 <text:tab/><text:span text:style-name="T155">[</text:span>(Cr-52)<text:span text:style-name="T155">]<text:tab/><text:tab/><text:tab/></text:span><text:span text:style-name="T156">Chromium<text:tab/><text:tab/></text:span><text:span text:style-name="T157">52<text:tab/></text:span><text:span text:style-name="T166">52</text:span></text:p>
      <text:p text:style-name="P5">-------------------------------------------------------------------------------------------------------------------------------</text:p>
      <text:p text:style-name="P20">Layer<text:tab/><text:tab/><text:span text:style-name="T167">Total Mass</text:span></text:p>
      <text:p text:style-name="P5">-------------------------------------------------------------------------------------------------------------------------------</text:p>
      <text:p text:style-name="P21">Primordial<text:tab/><text:tab/>9,782,819 <text:span text:style-name="T168">g</text:span></text:p>
      <text:p text:style-name="P22"><text:soft-page-break/>Inert<text:tab/><text:tab/>15,293 <text:span text:style-name="T169">g</text:span></text:p>
      <text:p text:style-name="P23">Air<text:tab/><text:tab/>11,738 <text:span text:style-name="T170">g</text:span></text:p>
      <text:p text:style-name="P23">Water<text:tab/><text:tab/>36,512 <text:span text:style-name="T171">g</text:span></text:p>
      <text:p text:style-name="P24">Carbohydrates<text:tab/><text:span text:style-name="T172">101,340 g</text:span></text:p>
      <text:p text:style-name="P25">Fat<text:tab/><text:tab/>3,358 <text:span text:style-name="T173">g</text:span></text:p>
      <text:p text:style-name="P25">Protein<text:tab/><text:tab/>5,176 <text:span text:style-name="T174">g</text:span></text:p>
      <text:p text:style-name="P25">Andesite<text:tab/><text:tab/>5,584 <text:span text:style-name="T175">g</text:span></text:p>
      <text:p text:style-name="P5"><text:span text:style-name="T131">Peridotite<text:tab/><text:tab/>23,697 </text:span><text:span text:style-name="T176">g</text:span></text:p>
      <text:p text:style-name="P26">Sulfur<text:tab/><text:tab/>4,109 <text:span text:style-name="T177">g</text:span></text:p>
      <text:p text:style-name="P26">Steel<text:tab/><text:tab/>10,374 <text:span text:style-name="T178">g</text:span></text:p>
      <text:p text:style-name="P27">-------------------------------------------------------------------------------------------------------------------------------</text:p>
      <text:p text:style-name="P28">Total Baryon #: 10,000,000 <text:span text:style-name="T179">(</text:span><text:span text:style-name="T180">protons + neutrons</text:span><text:span text:style-name="T179">)</text:span></text:p>
      <text:p text:style-name="P29"><text:span text:style-name="T181">Radiation </text:span>Temperature: <text:span text:style-name="T182">310.15 K</text:span><text:span text:style-name="T183">elvin</text:span></text:p>
      <text:p text:style-name="P30"><text:span text:style-name="T184">Molecular Oxygen</text:span><text:span text:style-name="T185"> Partial</text:span> Pressure: 21.<text:span text:style-name="T186">5 kilo-</text:span><text:span text:style-name="T183">Pascals</text:span></text:p>
      <text:p text:style-name="P5">---------------------------------------------------------------------------------------------------</text:p>
      <text:p text:style-name="P5"><text:span text:style-name="T187">Symbol</text:span><text:tab/>Baryon #<text:tab/># <text:span text:style-name="T188">Density</text:span><text:tab/><text:span text:style-name="T189">Atomic #<text:tab/></text:span><text:span text:style-name="T190">Name</text:span></text:p>
      <text:p text:style-name="P31"><text:span text:style-name="T191">Z</text:span>-<text:span text:style-name="T192">(g/mol)</text:span><text:tab/><text:span text:style-name="T193">g<text:tab/></text:span><text:span text:style-name="T194">mol<text:tab/></text:span><text:span text:style-name="T195">e/mol</text:span><text:span text:style-name="T193"><text:tab/></text:span><text:span text:style-name="T196">Element-Isotope</text:span></text:p>
      <text:p text:style-name="P5">-------------------------------------------------------------------------------------------------------</text:p>
      <text:p text:style-name="P5">H-1<text:tab/>7,308,156<text:tab/>7,308,156<text:tab/><text:span text:style-name="T197">1<text:tab/></text:span><text:span text:style-name="T190">Hydrogen-1</text:span></text:p>
      <text:p text:style-name="P5">H-2<text:tab/>528<text:tab/>264<text:tab/><text:span text:style-name="T197">1<text:tab/></text:span><text:span text:style-name="T190">Hydrogen-2</text:span></text:p>
      <text:p text:style-name="P5">He-3<text:tab/>309<text:tab/>103<text:tab/><text:span text:style-name="T197">2<text:tab/></text:span><text:span text:style-name="T190">Helium-3</text:span></text:p>
      <text:p text:style-name="P5">He-4<text:tab/>2,485,460<text:tab/>621,365<text:tab/><text:span text:style-name="T197">2<text:tab/></text:span><text:span text:style-name="T190">Helium-4</text:span></text:p>
      <text:p text:style-name="P5">C-12<text:tab/>45,984<text:tab/>3,832<text:tab/><text:span text:style-name="T198">6<text:tab/></text:span><text:span text:style-name="T199">Carbon-12</text:span></text:p>
      <text:p text:style-name="P5">C-13<text:tab/>507<text:tab/>39<text:tab/><text:span text:style-name="T198">6<text:tab/></text:span><text:span text:style-name="T199">Carbon-13</text:span></text:p>
      <text:p text:style-name="P5">N-14<text:tab/>9,5<text:span text:style-name="T200">76</text:span><text:tab/>68<text:span text:style-name="T200">4<text:tab/></text:span><text:span text:style-name="T198">7<text:tab/></text:span><text:span text:style-name="T199">Nitrogen-14</text:span></text:p>
      <text:p text:style-name="P5">N-15<text:tab/>30<text:tab/>2<text:tab/><text:span text:style-name="T198">7<text:tab/></text:span><text:span text:style-name="T199">Nitrogen-15</text:span></text:p>
      <text:p text:style-name="P5">O-16<text:tab/>103,792<text:tab/>6,487<text:tab/><text:span text:style-name="T198">8<text:tab/></text:span><text:span text:style-name="T199">Oxygen-16</text:span></text:p>
      <text:p text:style-name="P5">O-17<text:tab/>34<text:tab/>2<text:tab/><text:span text:style-name="T198">8<text:tab/></text:span><text:span text:style-name="T199">Oxygen-17</text:span></text:p>
      <text:p text:style-name="P5">O-18<text:tab/>216<text:tab/>12<text:tab/><text:span text:style-name="T198">8<text:tab/></text:span><text:span text:style-name="T199">Oxygen-18</text:span></text:p>
      <text:p text:style-name="P5">Ne-20<text:tab/>12,420<text:tab/>621<text:tab/><text:span text:style-name="T198">10<text:tab/></text:span><text:span text:style-name="T201">Neon-20</text:span></text:p>
      <text:p text:style-name="P5">Ne-21<text:tab/>21<text:tab/>1<text:tab/><text:span text:style-name="T198">10<text:tab/></text:span><text:span text:style-name="T201">Neon-21</text:span></text:p>
      <text:p text:style-name="P5">Ne-22<text:tab/>924<text:tab/>42<text:tab/><text:span text:style-name="T202">10<text:tab/></text:span><text:span text:style-name="T201">Neon-22</text:span></text:p>
      <text:p text:style-name="P5">Na-23<text:tab/>207<text:tab/>9<text:tab/><text:span text:style-name="T202">11<text:tab/></text:span><text:span text:style-name="T201">Sodium-23</text:span></text:p>
      <text:p text:style-name="P5">Mg-24<text:tab/>4,584<text:tab/>191<text:tab/><text:span text:style-name="T202">12<text:tab/></text:span><text:span text:style-name="T201">Magnesium-24</text:span></text:p>
      <text:p text:style-name="P5">Mg-25<text:tab/>575<text:tab/>23<text:tab/><text:span text:style-name="T202">12<text:tab/></text:span><text:span text:style-name="T201">Magnesium-25</text:span></text:p>
      <text:p text:style-name="P5">Mg-26<text:tab/>650<text:tab/>25<text:tab/><text:span text:style-name="T202">12<text:tab/></text:span><text:span text:style-name="T201">Magnesium-26</text:span></text:p>
      <text:p text:style-name="P5">Al-27<text:tab/>513<text:tab/>19<text:tab/><text:span text:style-name="T202">13<text:tab/></text:span><text:span text:style-name="T201">Aluminum-27</text:span></text:p>
      <text:p text:style-name="P5">Si-28<text:tab/>6,020<text:tab/>215<text:tab/><text:span text:style-name="T202">14<text:tab/></text:span><text:span text:style-name="T201">Silicon-28</text:span></text:p>
      <text:p text:style-name="P5">Si-29<text:tab/>290<text:tab/>10<text:tab/><text:span text:style-name="T202">14<text:tab/></text:span><text:span text:style-name="T201">Silicon-29</text:span></text:p>
      <text:p text:style-name="P5">Si-30<text:tab/>210<text:tab/>7<text:tab/><text:span text:style-name="T202">14<text:tab/></text:span><text:span text:style-name="T201">Silicon-</text:span><text:span text:style-name="T203">30</text:span></text:p>
      <text:p text:style-name="P5">P-31<text:tab/>93<text:tab/>3<text:tab/><text:span text:style-name="T202">15<text:tab/></text:span><text:span text:style-name="T204">Phosphorus-31</text:span></text:p>
      <text:p text:style-name="P5">S-32<text:tab/>3,968<text:tab/>12<text:span text:style-name="T205">4</text:span><text:tab/><text:span text:style-name="T202">16<text:tab/></text:span><text:span text:style-name="T204">Sulfur-32</text:span></text:p>
      <text:p text:style-name="P5">S-33<text:tab/>33<text:tab/>1<text:tab/><text:span text:style-name="T202">16<text:tab/></text:span><text:span text:style-name="T204">Sulfur-33</text:span></text:p>
      <text:p text:style-name="P5">S-34<text:tab/>204<text:tab/>6<text:tab/><text:span text:style-name="T202">16<text:tab/></text:span><text:span text:style-name="T204">Sulfur-34</text:span></text:p>
      <text:p text:style-name="P5">Ar-36<text:tab/>1,548<text:tab/>43<text:tab/><text:span text:style-name="T202">18<text:tab/></text:span><text:span text:style-name="T204">Argon-36</text:span></text:p>
      <text:p text:style-name="P5">Ar-38<text:tab/>380<text:tab/>10<text:tab/><text:span text:style-name="T202">18<text:tab/></text:span><text:span text:style-name="T204">Argon-38</text:span></text:p>
      <text:p text:style-name="P5">Ar-40<text:tab/>40<text:tab/>1<text:tab/><text:span text:style-name="T202">18<text:tab/></text:span><text:span text:style-name="T204">Argon-40</text:span></text:p>
      <text:p text:style-name="P5">K-39<text:tab/>39<text:tab/>1<text:tab/><text:span text:style-name="T202">19<text:tab/></text:span><text:span text:style-name="T204">Potassium-39</text:span></text:p>
      <text:p text:style-name="P5">Ca-40<text:tab/>720<text:tab/>18<text:tab/><text:span text:style-name="T202">20<text:tab/></text:span><text:span text:style-name="T204">Calcium-40</text:span></text:p>
      <text:p text:style-name="P5">Ca-44<text:tab/>44<text:tab/>1<text:tab/><text:span text:style-name="T202">20<text:tab/></text:span><text:span text:style-name="T204">Calcium-44</text:span></text:p>
      <text:p text:style-name="P5">Ti-48<text:tab/>48<text:tab/>1<text:tab/><text:span text:style-name="T202">22<text:tab/></text:span><text:span text:style-name="T204">Titanium-48</text:span></text:p>
      <text:p text:style-name="P5">Cr-52<text:tab/>156<text:tab/>3<text:tab/><text:span text:style-name="T202">24<text:tab/></text:span><text:span text:style-name="T204">Chromium-52</text:span></text:p>
      <text:p text:style-name="P5">Mn-55<text:tab/>110<text:tab/>2<text:tab/><text:span text:style-name="T202">25<text:tab/></text:span><text:span text:style-name="T204">Manganese-55</text:span></text:p>
      <text:p text:style-name="P5">Fe-54<text:tab/>594<text:tab/>11<text:tab/><text:span text:style-name="T202">26<text:tab/></text:span><text:span text:style-name="T204">Iron-54</text:span></text:p>
      <text:p text:style-name="P5">Fe-56<text:tab/>10,024<text:tab/>179<text:tab/><text:span text:style-name="T202">26<text:tab/></text:span><text:span text:style-name="T204">Iron-56</text:span></text:p>
      <text:p text:style-name="P5">Fe-57<text:tab/>228<text:tab/>4<text:tab/><text:span text:style-name="T202">26<text:tab/></text:span><text:span text:style-name="T204">Iron-57</text:span></text:p>
      <text:p text:style-name="P5">Fe-58<text:tab/>58<text:tab/>1<text:tab/><text:span text:style-name="T202">26<text:tab/></text:span><text:span text:style-name="T204">Iron-58</text:span></text:p>
      <text:p text:style-name="P5">Co-59<text:tab/>59<text:tab/>1<text:tab/><text:span text:style-name="T202">27<text:tab/></text:span><text:span text:style-name="T204">Cobalt-59</text:span></text:p>
      <text:p text:style-name="P5">Ni-58<text:tab/>406<text:tab/>7<text:tab/><text:span text:style-name="T202">28<text:tab/></text:span><text:span text:style-name="T204">Nickel-58</text:span></text:p>
      <text:p text:style-name="P5">Ni-60<text:tab/>180<text:tab/>3<text:tab/><text:span text:style-name="T202">28<text:tab/></text:span><text:span text:style-name="T204">Nickel-60</text:span></text:p>
      <text:p text:style-name="P5">Ni-62<text:tab/>62<text:tab/>1<text:tab/><text:span text:style-name="T202">28<text:tab/></text:span><text:span text:style-name="T204">Nickel-62</text:span></text:p>
      <text:p text:style-name="P27">------------------------------------------------------------------------------------------------------------------------------------------------------------------------------------------------------</text:p>
      <text:p text:style-name="P27"/>
      <text:p text:style-name="P27"/>
      <text:p text:style-name="P32"/>
      <text:p text:style-name="P33"/>
      <text:p text:style-name="P33"/>
      <text:p text:style-name="P33"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/>
      <text:p text:style-name="P34"/>
      <text:p text:style-name="P34"/>
      <text:p text:style-name="P34"/>
      <text:p text:style-name="P32"/>
      <text:p text:style-name="P35"><text:soft-page-break/></text:p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09:07:24.709317700</meta:creation-date>
    <meta:generator>LibreOffice/25.2.6.2$Windows_X86_64 LibreOffice_project/729c5bfe710f5eb71ed3bbde9e06a6065e9c6c5d</meta:generator>
    <dc:date>2025-11-11T13:25:29.754645700</dc:date>
    <meta:editing-duration>PT1H22M39S</meta:editing-duration>
    <meta:editing-cycles>91</meta:editing-cycles>
    <meta:document-statistic meta:table-count="0" meta:image-count="0" meta:object-count="0" meta:page-count="3" meta:paragraph-count="144" meta:word-count="648" meta:character-count="6447" meta:non-whitespace-character-count="5768"/>
  </office:meta>
</office:document-meta>
</file>